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2pt" officeooo:paragraph-rsid="0002657f" style:font-size-asian="10.5pt" style:font-size-complex="12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 Black" fo:font-size="12pt" officeooo:paragraph-rsid="0002657f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 Black" fo:font-size="244pt" style:font-size-asian="244pt" style:font-size-complex="244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><text:page-number text:select-page="current">120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09:51:40.155336137</meta:creation-date>
    <meta:print-date>2024-10-14T09:55:53.599524637</meta:print-date>
    <meta:printed-by>Pliki PDF</meta:printed-by>
    <dc:date>2024-10-19T09:11:18.289541863</dc:date>
    <meta:editing-duration>PT2M10S</meta:editing-duration>
    <meta:editing-cycles>2</meta:editing-cycles>
    <meta:generator>LibreOffice/24.8.2.1$Linux_X86_64 LibreOffice_project/480$Build-1</meta:generator>
    <meta:document-statistic meta:table-count="0" meta:image-count="0" meta:object-count="0" meta:page-count="120" meta:paragraph-count="1" meta:word-count="1" meta:character-count="3" meta:non-whitespace-character-count="3"/>
  </office:meta>
</office:document-meta>
</file>